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table Nombre2 (id int(10), name varchar(100), PRIMARY KEY(id)); CREATE table apellido1 (id int(10),ape varchar(100),PRIMARY KEY(id));</text:p>
      <text:p text:style-name="Standard">CREATE table apellido2(id int(10), ape2 varchar (100), PRIMARY key(id)); create table contras (id int(10),contra varchar(200),PRIMARY KEY(id));</text:p>
      <text:p text:style-name="Standard">create table mails_generados(id int(10),mail varchar(200),PRIMARY KEY(id)); create table correos (id int(10),correo varchar(200),pass varchar(100),PRIMARY KEY(id));</text:p>
      <text:p text:style-name="Standard">create table estados_face (id int(10),estados varchar(255),PRIMARY KEY(id)); create table facebook (id int(10),nombre varchar(100),nombre2 varchar(100),ape varchar(100),ape2 varchar(100),correo varchar(100), contra varchar(100),PRIMARY KEY(id)); create table youtube (id int(10), nombre varchar(100),nombre2 varchar(100),ape varchar(100), ape2 varchar(100),cuentay varchar(100), correo varchar(100),pass varchar(100),PRIMARY KEY(id)); create table Nom_Completo(id int(10), nombre varchar(100), nombre2 varchar(100),ape varchar(100), ape2 varchar(100),correo varchar(200),PRIMARY KEY(id)); create table com_pos (id int(10), com varchar(255),PRIMARY KEY(id));</text:p>
      <text:p text:style-name="Standard">create table com_neg (id int(10),com varchar(200),PRIMARY KEY(id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ardo Romero</meta:initial-creator>
    <meta:creation-date>2020-09-25T11:57:03.24</meta:creation-date>
    <meta:document-statistic meta:table-count="0" meta:image-count="0" meta:object-count="0" meta:page-count="1" meta:paragraph-count="5" meta:word-count="110" meta:character-count="1171"/>
    <dc:date>2020-09-25T12:01:10.84</dc:date>
    <dc:creator>Ricardo Romero</dc:creator>
    <meta:editing-duration>PT4M9S</meta:editing-duration>
    <meta:editing-cycles>1</meta:editing-cycles>
    <meta:generator>OpenOffice/4.1.7$Win32 OpenOffice.org_project/417m1$Build-9800</meta:generator>
  </office:meta>
</office:document-meta>
</file>